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bold" officeooo:rsid="001a7105" officeooo:paragraph-rsid="002307fc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font-weight="bold" officeooo:rsid="001a7105" style:font-weight-asian="bold" style:font-weight-complex="bold"/>
    </style:style>
    <style:style style:name="P6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7" style:family="paragraph" style:parent-style-name="Standard">
      <style:text-properties fo:font-weight="normal" officeooo:rsid="001a7105" officeooo:paragraph-rsid="002307fc" style:font-weight-asian="normal" style:font-weight-complex="normal"/>
    </style:style>
    <style:style style:name="P8" style:family="paragraph" style:parent-style-name="Standard">
      <style:text-properties fo:font-weight="normal" officeooo:rsid="00248194" officeooo:paragraph-rsid="00248194" style:font-weight-asian="normal" style:font-weight-complex="normal"/>
    </style:style>
    <style:style style:name="P9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1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569cd6" loext:opacity="100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481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9">11</text:span></text:p>
      <text:p text:style-name="P6"/>
      <text:p text:style-name="P4">Тема: <text:span text:style-name="T8">закрепить усвоенные знания, понятия, алгоритмы, основные принципы составления</text:span></text:p>
      <text:p text:style-name="P7">программ, приобрести навыки <text:span text:style-name="T9">работы с файлами</text:span> в IDE</text:p>
      <text:p text:style-name="P7">PyCharm Community.</text:p>
      <text:p text:style-name="P6"/>
      <text:p text:style-name="P3">Постановка задачи.</text:p>
      <text:p text:style-name="P3"/>
      <text:p text:style-name="P9"># Из предложенного текстового файла (text18-4.txt) вывести на экран его содержимое, количество символов, принадлежащих к группе букв. Сформировать новый файл, в который поместить текст в стихотворной форме предварительно заменив символы верхнего регистра на нижний.</text:p>
      <text:p text:style-name="P9"/>
      <text:p text:style-name="P9"/>
      <text:p text:style-name="P9"/>
      <text:p text:style-name="P3"/>
      <text:p text:style-name="P3"/>
      <text:p text:style-name="P3">Текст программы:</text:p>
      <text:p text:style-name="P3"/>
      <text:p text:style-name="P10"><text:span text:style-name="T1">stop</text:span> <text:span text:style-name="T2">=</text:span> [<text:span text:style-name="T4">' '</text:span>, <text:span text:style-name="T4">'.'</text:span>, <text:span text:style-name="T4">','</text:span>, <text:span text:style-name="T4">'!'</text:span>, <text:span text:style-name="T4">':'</text:span>, <text:span text:style-name="T4">'—'</text:span>]</text:p>
      <text:p text:style-name="P11"><text:span text:style-name="T1">count</text:span> <text:span text:style-name="T2">=</text:span> <text:span text:style-name="T6">0</text:span></text:p>
      <text:p text:style-name="P11"><text:span text:style-name="T5">with</text:span> <text:span text:style-name="T3">open</text:span>(<text:span text:style-name="T4">'text18-14.txt'</text:span>, <text:span text:style-name="T4">'r'</text:span>, <text:span text:style-name="T1">encoding</text:span><text:span text:style-name="T2">=</text:span><text:span text:style-name="T4">'utf-8'</text:span>,<text:span text:style-name="T1">errors</text:span><text:span text:style-name="T2">=</text:span><text:span text:style-name="T4">'ignore'</text:span>) <text:span text:style-name="T5">as</text:span> <text:span text:style-name="T1">f</text:span>:</text:p>
      <text:p text:style-name="P11"><text:span text:style-name="T1">text</text:span> <text:span text:style-name="T2">=</text:span> <text:span text:style-name="T1">f</text:span>.<text:span text:style-name="T3">read</text:span>()</text:p>
      <text:p text:style-name="P11"><text:span text:style-name="T3">print</text:span>(<text:span text:style-name="T1">text</text:span>)</text:p>
      <text:p text:style-name="P11"><text:span text:style-name="T1">simbols</text:span> <text:span text:style-name="T2">=</text:span> <text:span text:style-name="T6">0</text:span></text:p>
      <text:p text:style-name="P11"><text:span text:style-name="T5">for</text:span> <text:span text:style-name="T1">i</text:span> <text:span text:style-name="T5">in</text:span> <text:span text:style-name="T1">text</text:span>:</text:p>
      <text:p text:style-name="P11"><text:span text:style-name="T5">if</text:span> <text:span text:style-name="T1">i</text:span>.<text:span text:style-name="T3">isalpha</text:span>():</text:p>
      <text:p text:style-name="P11"><text:span text:style-name="T1">simbols</text:span><text:span text:style-name="T2">+=</text:span><text:span text:style-name="T6">1</text:span></text:p>
      <text:p text:style-name="P11"><text:span text:style-name="T3">print</text:span>(<text:span text:style-name="T1">simbols</text:span>)</text:p>
      <text:p text:style-name="P11"><text:span text:style-name="T5">for</text:span> <text:span text:style-name="T1">i</text:span> <text:span text:style-name="T5">in</text:span> <text:span text:style-name="T1">text</text:span>:</text:p>
      <text:p text:style-name="P11"><text:span text:style-name="T5">if</text:span> <text:span text:style-name="T1">i</text:span> <text:span text:style-name="T7">not</text:span> <text:span text:style-name="T7">in</text:span> <text:span text:style-name="T1">stop</text:span>:</text:p>
      <text:p text:style-name="P11"><text:span text:style-name="T1">count</text:span><text:span text:style-name="T2">+=</text:span><text:span text:style-name="T6">1</text:span></text:p>
      <text:p text:style-name="P11"><text:span text:style-name="T5">with</text:span> <text:span text:style-name="T3">open</text:span>(<text:span text:style-name="T4">'LowText18-14.txt'</text:span>, <text:span text:style-name="T4">'w'</text:span>, <text:span text:style-name="T1">encoding</text:span><text:span text:style-name="T2">=</text:span><text:span text:style-name="T4">'utf-8'</text:span>) <text:span text:style-name="T5">as</text:span> <text:span text:style-name="T1">fn</text:span>:</text:p>
      <text:p text:style-name="P11"><text:span text:style-name="T5">for</text:span> <text:span text:style-name="T1">i</text:span> <text:span text:style-name="T5">in</text:span> <text:span text:style-name="T1">text</text:span>:</text:p>
      <text:p text:style-name="P11"><text:span text:style-name="T1">fn</text:span>.<text:span text:style-name="T3">write</text:span>(<text:span text:style-name="T1">i</text:span>.<text:span text:style-name="T3">lower</text:span>())</text:p>
      <text:p text:style-name="P11"><text:span text:style-name="T3">print</text:span>(<text:span text:style-name="T4">'Успешно завершено'</text:span>)</text:p>
      <text:p text:style-name="P10"/>
      <text:p text:style-name="P11"/>
      <text:p text:style-name="P10"/>
      <text:p text:style-name="P10"/>
      <text:p text:style-name="P5"/>
      <text:p text:style-name="P3"/>
      <text:p text:style-name="P3">Протокол работы программы:</text:p>
      <text:p text:style-name="P3"/>
      <text:p text:style-name="P8">Успешно завершено</text:p>
      <text:p text:style-name="P8"/>
      <text:p text:style-name="P3"/>
      <text:p text:style-name="P4">Вывод: <text:span text:style-name="T8">в процессе выполнения практического занятия выработал(а) навыки составления</text:span></text:p>
      <text:p text:style-name="P7">программ в IDE PyCharm Community.</text:p>
      <text:p text:style-name="P7">Выполнены разработка кода, отладка, тестирование, оптимизация программного кода.</text:p>
      <text:p text:style-name="P7"><text:soft-page-break/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4-02-10T15:36:08.267130107</dc:date>
    <meta:editing-duration>PT24M1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55" meta:character-count="1156" meta:non-whitespace-character-count="1033"/>
  </office:meta>
</office:document-meta>
</file>